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40000006FE6C8D3522A087BE8.png" manifest:media-type="image/png"/>
  <manifest:file-entry manifest:full-path="Pictures/100000000000016600000077662DA157599EFF9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2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ff0000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Ubuntu Light" fo:font-size="16.5pt" style:font-size-asian="16.5pt" style:font-size-complex="16.5pt"/>
    </style:style>
    <style:style style:name="T8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10" style:family="text">
      <style:text-properties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1f237d"/>
    </style:style>
    <style:style style:name="T14" style:family="text">
      <style:text-properties officeooo:rsid="003accd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1"><text:placeholder text:placeholder-type="text">&lt;o.ref&gt;</text:placeholder></text:p>
          </table:table-cell>
          <table:table-cell table:style-name="Tabella1.B2" office:value-type="string">
            <text:p text:style-name="P20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20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20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>Segnalatore</text:p>
          </table:table-cell>
          <table:covered-table-cell/>
          <table:table-cell table:style-name="Tabella1.A3" table:number-columns-spanned="2" office:value-type="string">
            <text:p text:style-name="P6">Rif. Cliente Codice NC</text:p>
          </table:table-cell>
          <table:covered-table-cell/>
          <table:table-cell table:style-name="Tabella1.A3" table:number-columns-spanned="2" office:value-type="string">
            <text:p text:style-name="P14">Rif. DDT</text:p>
          </table:table-cell>
          <table:covered-table-cell/>
          <table:table-cell table:style-name="Tabella1.G3" table:number-columns-spanned="2" office:value-type="string">
            <text:p text:style-name="P14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8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8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3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3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10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9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13">e</text:span>ti<text:span text:style-name="T13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8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7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7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7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5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2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2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2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0000" fo:font-weight="normal" style:font-weight-asian="normal" style:font-weight-complex="normal"/>
    </style:style>
    <style:style style:name="MT5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6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fo:color="#ff0000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499cm" fo:margin-left="10.689cm" fo:margin-right="0.011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82cm" svg:y="0.362cm" svg:width="2.408cm" svg:height="2.305cm" draw:z-index="2"><draw:image xlink:href="Pictures/10000201000000740000006FE6C8D3522A087BE8.png" xlink:type="simple" xlink:show="embed" xlink:actuate="onLoad" loext:mime-type="image/png"/></draw:frame></text:p>
        <text:p text:style-name="MP1"><draw:frame draw:style-name="Mfr1" draw:name="immagini1" text:anchor-type="paragraph" svg:x="8.38cm" svg:y="0.12cm" svg:width="5.68cm" svg:height="1.891cm" draw:z-index="0"><draw:image xlink:href="Pictures/100000000000016600000077662DA157599EFF9A.jpg" xlink:type="simple" xlink:show="embed" xlink:actuate="onLoad" loext:mime-type="image/jpeg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pan text:style-name="MT2"><text:s text:c="6"/></text:span><text:span text:style-name="MT4"><text:s text:c="8"/></text:span><text:span text:style-name="MT5"><text:s text:c="4"/></text:span><text:span text:style-name="MT6">(Ver. 1.</text:span><text:span text:style-name="MT7">1</text:span><text:span text:style-name="MT6"> del </text:span><text:span text:style-name="MT7">05/12/2019</text:span><text:span text:style-name="MT6">)</text:span></text:p>
      </style:header>
      <style:footer>
        <text:p text:style-name="MP5">Ufficio Qualità</text:p>
        <text:p text:style-name="MP6"><draw:frame draw:style-name="Mfr2" draw:name="image: asimage(o.reference_user_id.signature_image)" text:anchor-type="as-char" svg:width="5.022cm" style:rel-width="54%" svg:height="0.041cm" style:rel-height="scale-min" draw:z-index="1"><draw:text-box><text:p text:style-name="MP7"/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6-01T12:19:36.49</meta:creation-date>
    <dc:date>2019-12-05T09:57:31.310000000</dc:date>
    <meta:editing-duration>P1DT16H22M39S</meta:editing-duration>
    <meta:editing-cycles>448</meta:editing-cycles>
    <meta:generator>LibreOffice/6.3.2.2$Windows_X86_64 LibreOffice_project/98b30e735bda24bc04ab42594c85f7fd8be07b9c</meta:gener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